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installer Uber, Airbnb, Uber Eats, Etsy, Asos, Zalando, Marmiton et 750g, Frigo Magic (sale) et les tester à fond et prendre note.</text:p>
        </text:list-item>
        <text:list-item>
          <text:p text:style-name="P2">regarde bien comment la navigation est construite sur<text:s/>les apps que je t’ai suggéré. Fais toi un petit plan papier si nécessaire avec des traits allant de case en case avec les aller-retours entre les différents écrans pour éviter d’obtenir un dead-end</text:p>
        </text:list-item>
        <text:list-item>
          <text:p text:style-name="P3"><text:a xlink:href="https://www.smashingmagazine.com/2012/04/ui-patterns-for-mobile-apps-search-sort-filter/" office:target-frame-name="_top" xlink:show="replace"><text:span text:style-name="Lienhypertexte">https://www.smashingmagazine.com/2012/04/ui-patterns-for-mobile-apps-search-sort-filter/</text:span></text:a></text:p>
        </text:list-item>
        <text:list-item>
          <text:p text:style-name="P4"><text:a xlink:href="https://uimovement.com/tag/filter/" office:target-frame-name="_top" xlink:show="replace"><text:span text:style-name="Lienhypertexte">https://uimovement.com/tag/filter/</text:span></text:a></text:p>
        </text:list-item>
        <text:list-item>
          <text:p text:style-name="P5"><text:a xlink:href="https://dribbble.com/tags/filtering" office:target-frame-name="_top" xlink:show="replace"><text:span text:style-name="Lienhypertexte">https://dribbble.com/tags/filtering</text:span></text:a></text:p>
        </text:list-item>
        <text:list-item>
          <text:p text:style-name="P6"><text:a xlink:href="https://alistapart.com/article/priority-guides-a-content-first-alternative-to-wireframes" office:target-frame-name="_top" xlink:show="replace"><text:span text:style-name="Lienhypertexte">https://alistapart.com/article/priority-guides-a-content-first-alternative-to-wireframes</text:span></text:a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osquet Eric</meta:initial-creator>
    <dc:creator>Closquet Eric</dc:creator>
    <meta:creation-date>2018-03-26T19:30:00Z</meta:creation-date>
    <dc:date>2018-10-13T13:13:00Z</dc:date>
    <meta:template xlink:href="Normal.dotm" xlink:type="simple"/>
    <meta:editing-cycles>3</meta:editing-cycles>
    <meta:editing-duration>PT6960S</meta:editing-duration>
    <meta:document-statistic meta:page-count="1" meta:paragraph-count="1" meta:word-count="146" meta:character-count="948" meta:row-count="6" meta:non-whitespace-character-count="803"/>
  </office:meta>
</office:document-meta>
</file>